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text-underline-type="single" style:text-underline-style="solid" style:text-underline-width="auto" style:text-underline-mode="continuous"/>
    </style:style>
    <style:style style:name="T3" style:parent-style-name="Policepardéfaut" style:family="text">
      <style:text-properties style:text-underline-type="single" style:text-underline-style="solid" style:text-underline-width="auto" style:text-underline-mode="continuous"/>
    </style:style>
    <style:style style:name="T4" style:parent-style-name="Policepardéfaut" style:family="text">
      <style:text-properties style:text-underline-type="single" style:text-underline-style="solid" style:text-underline-width="auto" style:text-underline-mode="continuous"/>
    </style:style>
    <style:style style:name="T5" style:parent-style-name="Policepardéfaut" style:family="text">
      <style:text-properties style:text-underline-type="single" style:text-underline-style="solid" style:text-underline-width="auto" style:text-underline-mode="continuous"/>
    </style:style>
    <style:style style:name="T6" style:parent-style-name="Policepardéfaut" style:family="text">
      <style:text-properties style:text-underline-type="single" style:text-underline-style="solid" style:text-underline-width="auto" style:text-underline-mode="continuous"/>
    </style:style>
    <style:style style:name="T7" style:parent-style-name="Policepardéfaut" style:family="text">
      <style:text-properties style:text-underline-type="single" style:text-underline-style="solid" style:text-underline-width="auto" style:text-underline-mode="continuous"/>
    </style:style>
    <style:style style:name="T8" style:parent-style-name="Policepardéfaut" style:family="text">
      <style:text-properties style:text-underline-type="single" style:text-underline-style="solid" style:text-underline-width="auto" style:text-underline-mode="continuous"/>
    </style:style>
    <style:style style:name="T9" style:parent-style-name="Policepardéfaut" style:family="text">
      <style:text-properties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T11" style:parent-style-name="Policepardéfaut" style:family="text">
      <style:text-properties style:text-underline-type="single" style:text-underline-style="solid" style:text-underline-width="auto" style:text-underline-mode="continuous"/>
    </style:style>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style:text-underline-type="single" style:text-underline-style="solid" style:text-underline-width="auto" style:text-underline-mode="continuous"/>
    </style:style>
    <style:style style:name="T14" style:parent-style-name="Policepardéfaut" style:family="text">
      <style:text-properties style:text-underline-type="single" style:text-underline-style="solid" style:text-underline-width="auto" style:text-underline-mode="continuous"/>
    </style:style>
    <style:style style:name="T15" style:parent-style-name="Policepardéfaut" style:family="text">
      <style:text-properties style:text-underline-type="single" style:text-underline-style="solid" style:text-underline-width="auto" style:text-underline-mode="continuous"/>
    </style:style>
    <style:style style:name="T16" style:parent-style-name="Policepardéfaut" style:family="text">
      <style:text-properties fo:background-color="#808080"/>
    </style:style>
    <style:style style:name="T17" style:parent-style-name="Policepardéfaut" style:family="text">
      <style:text-properties fo:background-color="#808080"/>
    </style:style>
    <style:style style:name="T18" style:parent-style-name="Policepardéfaut" style:family="text">
      <style:text-properties fo:background-color="#808080"/>
    </style:style>
    <style:style style:name="T19" style:parent-style-name="Policepardéfaut" style:family="text">
      <style:text-properties style:text-underline-type="single" style:text-underline-style="solid" style:text-underline-width="auto" style:text-underline-mode="continuous"/>
    </style:style>
    <style:style style:name="T20" style:parent-style-name="Policepardéfaut" style:family="text">
      <style:text-properties fo:background-color="#808080"/>
    </style:style>
    <style:style style:name="T21" style:parent-style-name="Policepardéfaut" style:family="text">
      <style:text-properties fo:background-color="#808080"/>
    </style:style>
    <style:style style:name="T22" style:parent-style-name="Policepardéfaut" style:family="text">
      <style:text-properties fo:background-color="#808080"/>
    </style:style>
    <style:style style:name="T23" style:parent-style-name="Policepardéfaut" style:family="text">
      <style:text-properties fo:background-color="#808080"/>
    </style:style>
    <style:style style:name="T24" style:parent-style-name="Policepardéfaut" style:family="text">
      <style:text-properties fo:background-color="#808080"/>
    </style:style>
    <style:style style:name="T25" style:parent-style-name="Policepardéfaut" style:family="text">
      <style:text-properties fo:background-color="#808080"/>
    </style:style>
    <style:style style:name="T26" style:parent-style-name="Policepardéfaut" style:family="text">
      <style:text-properties fo:background-color="#808080"/>
    </style:style>
    <style:style style:name="T27" style:parent-style-name="Policepardéfaut" style:family="text">
      <style:text-properties fo:background-color="#808080"/>
    </style:style>
    <style:style style:name="T28" style:parent-style-name="Policepardéfaut" style:family="text">
      <style:text-properties fo:background-color="#808080"/>
    </style:style>
    <style:style style:name="T29" style:parent-style-name="Policepardéfaut" style:family="text">
      <style:text-properties fo:background-color="#808080"/>
    </style:style>
    <style:style style:name="T30" style:parent-style-name="Policepardéfaut" style:family="text">
      <style:text-properties fo:background-color="#808080"/>
    </style:style>
    <style:style style:name="T31" style:parent-style-name="Policepardéfaut" style:family="text">
      <style:text-properties fo:background-color="#808080"/>
    </style:style>
    <style:style style:name="T32" style:parent-style-name="Policepardéfaut" style:family="text">
      <style:text-properties fo:background-color="#808080"/>
    </style:style>
    <style:style style:name="T33" style:parent-style-name="Policepardéfaut" style:family="text">
      <style:text-properties fo:background-color="#808080"/>
    </style:style>
    <style:style style:name="T34" style:parent-style-name="Policepardéfaut" style:family="text">
      <style:text-properties fo:background-color="#808080"/>
    </style:style>
    <style:style style:name="T35" style:parent-style-name="Policepardéfaut" style:family="text">
      <style:text-properties fo:background-color="#808080"/>
    </style:style>
    <style:style style:name="T36" style:parent-style-name="Policepardéfaut" style:family="text">
      <style:text-properties style:text-underline-type="single" style:text-underline-style="solid" style:text-underline-width="auto" style:text-underline-mode="continuous"/>
    </style:style>
    <style:style style:name="T37" style:parent-style-name="Policepardéfaut" style:family="text">
      <style:text-properties style:text-underline-type="single" style:text-underline-style="solid" style:text-underline-width="auto" style:text-underline-mode="continuous"/>
    </style:style>
    <style:style style:name="T38" style:parent-style-name="Policepardéfaut" style:family="text">
      <style:text-properties fo:background-color="#808080"/>
    </style:style>
    <style:style style:name="T39" style:parent-style-name="Policepardéfaut" style:family="text">
      <style:text-properties fo:background-color="#808080"/>
    </style:style>
    <style:style style:name="T40" style:parent-style-name="Policepardéfaut" style:family="text">
      <style:text-properties fo:background-color="#808080"/>
    </style:style>
    <style:style style:name="T41" style:parent-style-name="Policepardéfaut" style:family="text">
      <style:text-properties fo:background-color="#808080"/>
    </style:style>
    <style:style style:name="T42" style:parent-style-name="Policepardéfaut" style:family="text">
      <style:text-properties fo:background-color="#808080"/>
    </style:style>
    <style:style style:name="T43" style:parent-style-name="Policepardéfaut" style:family="text">
      <style:text-properties fo:background-color="#808080"/>
    </style:style>
    <style:style style:name="T44" style:parent-style-name="Policepardéfaut" style:family="text">
      <style:text-properties fo:background-color="#808080"/>
    </style:style>
    <style:style style:name="T45" style:parent-style-name="Policepardéfaut" style:family="text">
      <style:text-properties fo:background-color="#808080"/>
    </style:style>
    <style:style style:name="T46" style:parent-style-name="Policepardéfaut" style:family="text">
      <style:text-properties fo:background-color="#808080"/>
    </style:style>
    <style:style style:name="T47" style:parent-style-name="Policepardéfaut" style:family="text">
      <style:text-properties fo:background-color="#808080"/>
    </style:style>
    <style:style style:name="T48" style:parent-style-name="Policepardéfaut" style:family="text">
      <style:text-properties fo:background-color="#808080"/>
    </style:style>
    <style:style style:name="T49" style:parent-style-name="Policepardéfaut" style:family="text">
      <style:text-properties fo:background-color="#808080"/>
    </style:style>
    <style:style style:name="T50" style:parent-style-name="Policepardéfaut" style:family="text">
      <style:text-properties fo:background-color="#808080"/>
    </style:style>
    <style:style style:name="T51" style:parent-style-name="Policepardéfaut" style:family="text">
      <style:text-properties fo:background-color="#808080"/>
    </style:style>
    <style:style style:name="T52" style:parent-style-name="Policepardéfaut" style:family="text">
      <style:text-properties fo:background-color="#808080"/>
    </style:style>
    <style:style style:name="T53" style:parent-style-name="Policepardéfaut" style:family="text">
      <style:text-properties style:text-underline-type="single" style:text-underline-style="solid" style:text-underline-width="auto" style:text-underline-mode="continuous"/>
    </style:style>
    <style:style style:family="graphic" style:name="a37">
      <style:graphic-properties style:wrap="run-through" style:run-through="foreground" draw:fill="none" draw:stroke="solid" svg:stroke-width="0.00694in" svg:stroke-color="#4472c4" draw:marker-end="a36"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4472c4" draw:marker-end="a38"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0694in" svg:stroke-color="#4472c4" draw:marker-end="a2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4472c4" draw:marker-end="a22"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none" draw:stroke="solid" svg:stroke-width="0.00694in" svg:stroke-color="#4472c4" draw:marker-end="a60"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0694in" svg:stroke-color="#4472c4" draw:marker-end="a24"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0694in" svg:stroke-color="#4472c4" draw:marker-end="a62"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4472c4" draw:marker-end="a26"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4472c4" draw:marker-end="a64"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0694in" svg:stroke-color="#4472c4" draw:marker-end="a28" svg:stroke-opacity="100%" draw:stroke-linejoin="miter" svg:stroke-linecap="butt" style:horizontal-rel="paragraph" style:vertical-rel="paragraph" style:horizontal-pos="from-left" style:vertical-pos="from-top"/>
    </style:style>
    <style:style style:family="graphic" style:name="a67">
      <style:graphic-properties style:wrap="run-through" style:run-through="foreground" draw:fill="none" draw:stroke="solid" svg:stroke-width="0.00694in" svg:stroke-color="#4472c4" draw:marker-end="a66"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draw:marker-end="a10" svg:stroke-opacity="100%" draw:stroke-linejoin="miter" svg:stroke-linecap="butt" style:horizontal-rel="paragraph" style:vertical-rel="paragraph" style:horizontal-pos="from-left" style:vertical-pos="from-top"/>
    </style:style>
    <style:style style:family="graphic" style:name="a69">
      <style:graphic-properties style:wrap="run-through" style:run-through="foreground" draw:fill="none" draw:stroke="solid" svg:stroke-width="0.00694in" svg:stroke-color="#4472c4" draw:marker-end="a68"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draw:marker-end="a12"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0694in" svg:stroke-color="#4472c4" draw:marker-end="a5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4472c4" draw:marker-end="a14"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0694in" svg:stroke-color="#4472c4" draw:marker-end="a52"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4472c4" draw:marker-end="a16"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0694in" svg:stroke-color="#4472c4" draw:marker-end="a54"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4472c4" draw:marker-end="a18"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none" draw:stroke="solid" svg:stroke-width="0.00694in" svg:stroke-color="#4472c4" draw:marker-end="a56"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4472c4" draw:marker-end="a0" svg:stroke-opacity="100%" draw:stroke-linejoin="miter" svg:stroke-linecap="butt" style:horizontal-rel="paragraph" style:vertical-rel="paragraph" style:horizontal-pos="from-left" style:vertical-pos="from-top"/>
    </style:style>
    <style:style style:family="graphic" style:name="a59">
      <style:graphic-properties style:wrap="run-through" style:run-through="foreground" draw:fill="none" draw:stroke="solid" svg:stroke-width="0.00694in" svg:stroke-color="#4472c4" draw:marker-end="a58"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4472c4" draw:marker-end="a4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draw:marker-end="a4"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0694in" svg:stroke-color="#4472c4" draw:marker-end="a42"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draw:marker-end="a6"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0694in" svg:stroke-color="#4472c4" draw:marker-end="a4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draw:marker-end="a8"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4472c4" draw:marker-end="a46"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0694in" svg:stroke-color="#4472c4" draw:marker-end="a48"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0694in" svg:stroke-color="#4472c4" draw:marker-end="a3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4472c4" draw:marker-end="a32"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0694in" svg:stroke-color="#4472c4" draw:marker-end="a34" svg:stroke-opacity="100%" draw:stroke-linejoin="miter" svg:stroke-linecap="butt" style:horizontal-rel="paragraph" style:vertical-rel="paragraph" style:horizontal-pos="from-left" style:vertical-pos="from-top"/>
    </style:style>
  </office:automatic-styles>
  <office:body>
    <office:text text:use-soft-page-breaks="true">
      <text:p text:style-name="P1"><text:line-break/>Projet : BEARGO<text:line-break/><text:line-break/><text:line-break/><text:span text:style-name="T2">Présentation</text:span><text:span text:style-name="T3"><text:line-break/></text:span><text:span text:style-name="T4"><text:line-break/></text:span>Il s’agit d’une application qui met en relation une personne A qui prend un vol et<text:s/>qui<text:s/>veut vendre x poids de son bagage et une personne B qui veut acheter x<text:s/>poids de bagage de A . L’application organise aussi la remise du colis par A à la personne C à qui le colis est destiné.<text:line-break/><text:line-break/><text:span text:style-name="T5">Paramètre</text:span><text:span text:style-name="T6"><text:line-break/></text:span><text:span text:style-name="T7"><text:line-break/></text:span>Identité de A,B :<text:line-break/>Nom, prénom, date de naissance, adresse, tel, mail, 1 pièce d’identité valide, RIB<text:line-break/><text:line-break/>Vol A :<text:line-break/>Date, heure de départ, heure d’arriver, numéro de vol, compagnie aérienne .<text:line-break/><text:line-break/>Condition de vente de A :<text:line-break/><text:s/>poids de bagage<text:s/>total à vendre, prix d’1kg de bagage, poids de bagage min (ex : min 3 kg), objet interdit.<text:line-break/><text:line-break/>Condition d’achat de B :<text:line-break/>poids de bagage<text:s/>à acheter, prix d’1kg de bagage.<text:line-break/><text:line-break/><text:line-break/><text:span text:style-name="T8">Description</text:span><text:s/><text:line-break/><text:line-break/>Vendeur : la personne A càd le vendeur peut consulter les annonces des acheteurs ou/et<text:s/>créer les annonces.<text:line-break/>1-<text:s/>Lorsqu’il décide de consulter les annonces des acheteurs,<text:s/>il choisit une ou plusieurs annonces, vérifie si les détails s’accordent avec ses conditions. Dans le cas où les détails lui conviennent, il peut accepter de faire transaction avec l’acheteur (personne B). Une notification sera envoyée à la personne B pour que celle-ci fasse la réservation et procéder au paiement.<text:s/><text:line-break/><text:line-break/>2- Il peut aussi créer une annonce. Dans ce cas il entre ses informations (identification, PI, RIB, vol) et conditions de vente. Il attend qu’un acheteur consulte et accepte son annonce.<text:s/></text:p>
      <text:p text:style-name="Normal">3- En arrivant à destination, il procède à la remise du colis. Pour ce fait il doit entrer le code donné par le récepteur dans l’onglet « remise colis » de l’application<text:s/>afin d’être crédité.<text:s/></text:p>
      <text:p text:style-name="Normal"/>
      <text:p text:style-name="Normal">Acheteur : la personne B càd l’acheteur peut consulter les annonces des vendeurs ou créer une annonce de recherche<text:s/><text:span text:style-name="T9"><text:line-break/></text:span>1- Lorsqu’il décide de consulter les annonces, il<text:s/>vérifie si les détails s’accordent avec ses conditions (prix, poids minimum, objet interdit, date de vol, destination). Si les conditions lui conviennent, il procède à la réservation (poids acheté, liste des objets) puis à l’identification et enfin au paiement. <text:s/>Ce n’est seulement après le paiement qu’il pourra discuter avec le vendeur.<text:s/>L’application lui donnera<text:s/><text:soft-page-break/>un code à transmettre au récepteur de colis à la destination. Il sera débité que si le vendeur reçoit le code du récepteur.<text:s/></text:p>
      <text:p text:style-name="Normal"/>
      <text:p text:style-name="Normal">2- S’il crée une annonce, il doit entrer son identification simple et ses conditions de recherche. Si un vendeur accepte ses conditions, l’acheteur aura une notification et pourra procéder à la réservation et complètera son identification (ajouter une pièce d’identité) et procèdera au paiement. Ce n’est seulement après le paiement qu’il pourra discuter avec le vendeur. L’application lui donnera un code à transmettre au récepteur de colis à la destination. Il sera débité que si le vendeur reçoit le code du récepteur.<text:s/></text:p>
      <text:p text:style-name="Normal"><text:span text:style-name="T10"><text:line-break/></text:span><text:span text:style-name="T11">Conseil d’u</text:span><text:span text:style-name="T12">tilisation<text:s/></text:span><text:span text:style-name="T13">de la<text:s/></text:span><text:span text:style-name="T14">maquette</text:span><text:span text:style-name="T15"><text:s text:c="2"/></text:span></text:p>
      <text:p text:style-name="Normal"><draw:connector draw:type="line" svg:x1="3.25556in" svg:y1="0.18681in" svg:x2="3.26597in" svg:y2="0.58264in" draw:z-index="251661312" draw:id="id0" draw:style-name="a1" draw:name="Connecteur droit avec flèche 5" text:anchor-type="paragraph"><svg:title/><svg:desc/></draw:connector><draw:connector draw:type="line" svg:x1="3.57847in" svg:y1="0.17639in" svg:x2="5.27639in" svg:y2="0.59306in" draw:z-index="251660288" draw:id="id1" draw:style-name="a3" draw:name="Connecteur droit avec flèche 4" text:anchor-type="paragraph"><svg:title/><svg:desc/></draw:connector><draw:connector draw:type="line" svg:x1="2.90139in" svg:y1="0.14514in" svg:x2="1.57847in" svg:y2="0.57222in" draw:z-index="251659264" draw:id="id2" draw:style-name="a5" draw:name="Connecteur droit avec flèche 3" text:anchor-type="paragraph"><svg:title/><svg:desc/></draw:connector><text:tab/><text:tab/><text:tab/><text:tab/><text:tab/><text:tab/>VENDEUR</text:p>
      <text:p text:style-name="Normal"/>
      <text:p text:style-name="Normal"><draw:connector draw:type="line" svg:x1="5.68264in" svg:y1="0.20486in" svg:x2="5.68264in" svg:y2="0.69444in" draw:z-index="251669504" draw:id="id3" draw:style-name="a7" draw:name="Connecteur droit avec flèche 13" text:anchor-type="paragraph"><svg:title/><svg:desc/></draw:connector><draw:connector draw:type="line" svg:x1="3.27639in" svg:y1="0.19444in" svg:x2="3.29722in" svg:y2="0.74653in" draw:z-index="251665408" draw:id="id4" draw:style-name="a9" draw:name="Connecteur droit avec flèche 9" text:anchor-type="paragraph"><svg:title/><svg:desc/></draw:connector><draw:connector draw:type="line" svg:x1="0.38056in" svg:y1="0.19444in" svg:x2="0.37014in" svg:y2="0.69444in" draw:z-index="251662336" draw:id="id5" draw:style-name="a11" draw:name="Connecteur droit avec flèche 6" text:anchor-type="paragraph"><svg:title/><svg:desc/></draw:connector><text:span text:style-name="T16">CONSULTER LES ANNONCES</text:span><text:s text:c="25"/><text:span text:style-name="T17">CREER LES ANNONCES</text:span><text:s text:c="38"/><text:span text:style-name="T18">REMISE COLIS</text:span><text:span text:style-name="T19"><text:line-break/><text:s text:c="75"/></text:span></text:p>
      <text:p text:style-name="Normal"><draw:connector draw:type="line" svg:x1="2.99514in" svg:y1="5.13681in" svg:x2="3.01597in" svg:y2="5.53264in" draw:z-index="251677696" draw:id="id6" draw:style-name="a13" draw:name="Connecteur droit avec flèche 21" text:anchor-type="paragraph"><svg:title/><svg:desc/></draw:connector><draw:connector draw:type="line" svg:x1="3.04722in" svg:y1="4.54306in" svg:x2="3.03681in" svg:y2="4.92847in" draw:z-index="251676672" draw:id="id7" draw:style-name="a15" draw:name="Connecteur droit avec flèche 20" text:anchor-type="paragraph"><svg:title/><svg:desc/></draw:connector><draw:connector draw:type="line" svg:x1="3.02639in" svg:y1="3.94931in" svg:x2="3.03681in" svg:y2="4.30347in" draw:z-index="251675648" draw:id="id8" draw:style-name="a17" draw:name="Connecteur droit avec flèche 19" text:anchor-type="paragraph"><svg:title/><svg:desc/></draw:connector><draw:connector draw:type="line" svg:x1="3.03681in" svg:y1="3.40764in" svg:x2="3.03681in" svg:y2="3.75139in" draw:z-index="251674624" draw:id="id9" draw:style-name="a19" draw:name="Connecteur droit avec flèche 18" text:anchor-type="paragraph"><svg:title/><svg:desc/></draw:connector><draw:connector draw:type="line" svg:x1="3.32847in" svg:y1="2.76181in" svg:x2="3.33889in" svg:y2="3.16806in" draw:z-index="251673600" draw:id="id10" draw:style-name="a21" draw:name="Connecteur droit avec flèche 17" text:anchor-type="paragraph"><svg:title/><svg:desc/></draw:connector><draw:connector draw:type="line" svg:x1="3.32847in" svg:y1="2.17847in" svg:x2="3.33889in" svg:y2="2.54306in" draw:z-index="251672576" draw:id="id11" draw:style-name="a23" draw:name="Connecteur droit avec flèche 16" text:anchor-type="paragraph"><svg:title/><svg:desc/></draw:connector><draw:connector draw:type="line" svg:x1="5.70347in" svg:y1="0.99097in" svg:x2="5.71389in" svg:y2="1.40764in" draw:z-index="251671552" draw:id="id12" draw:style-name="a25" draw:name="Connecteur droit avec flèche 15" text:anchor-type="paragraph"><svg:title/><svg:desc/></draw:connector><draw:connector draw:type="line" svg:x1="5.68264in" svg:y1="0.40764in" svg:x2="5.68264in" svg:y2="0.80347in" draw:z-index="251670528" draw:id="id13" draw:style-name="a27" draw:name="Connecteur droit avec flèche 14" text:anchor-type="paragraph"><svg:title/><svg:desc/></draw:connector><draw:connector draw:type="line" svg:x1="3.30764in" svg:y1="1.56389in" svg:x2="3.31806in" svg:y2="1.91806in" draw:z-index="251668480" draw:id="id14" draw:style-name="a29" draw:name="Connecteur droit avec flèche 12" text:anchor-type="paragraph"><svg:title/><svg:desc/></draw:connector><draw:connector draw:type="line" svg:x1="3.28681in" svg:y1="1.02222in" svg:x2="3.29722in" svg:y2="1.40764in" draw:z-index="251667456" draw:id="id15" draw:style-name="a31" draw:name="Connecteur droit avec flèche 11" text:anchor-type="paragraph"><svg:title/><svg:desc/></draw:connector><draw:connector draw:type="line" svg:x1="3.27639in" svg:y1="0.39722in" svg:x2="3.26597in" svg:y2="0.75139in" draw:z-index="251666432" draw:id="id16" draw:style-name="a33" draw:name="Connecteur droit avec flèche 10" text:anchor-type="paragraph"><svg:title/><svg:desc/></draw:connector><draw:connector draw:type="line" svg:x1="0.38056in" svg:y1="1.00139in" svg:x2="0.39097in" svg:y2="1.41806in" draw:z-index="251664384" draw:id="id17" draw:style-name="a35" draw:name="Connecteur droit avec flèche 8" text:anchor-type="paragraph"><svg:title/><svg:desc/></draw:connector><draw:connector draw:type="line" svg:x1="0.39097in" svg:y1="0.38681in" svg:x2="0.40139in" svg:y2="0.74097in" draw:z-index="251663360" draw:id="id18" draw:style-name="a37" draw:name="Connecteur droit avec flèche 7" text:anchor-type="paragraph"><svg:title/><svg:desc/></draw:connector><text:line-break/>ANNONCE<text:s/>-<text:span text:style-name="T20">DETAILS</text:span><text:s text:c="35"/>IDENTIFICATION<text:s/>-<text:s/><text:span text:style-name="T21">VALIDER</text:span><text:s text:c="9"/><text:s text:c="23"/><text:span text:style-name="T22">ENTRER CODE</text:span><text:s text:c="109"/><text:line-break/><text:line-break/><text:line-break/><text:span text:style-name="T23">ACCEPTER</text:span><text:s text:c="44"/>PIECES D’IDENTITE-<text:s/><text:span text:style-name="T24">PRENDRE PHOTO</text:span><text:s text:c="27"/><text:span text:style-name="T25">VALIDER</text:span><text:line-break/><text:line-break/><text:line-break/><text:span text:style-name="T26">ACCEUIL</text:span><text:s text:c="53"/>PIECES D’IDENTITE<text:s/>-<text:s/><text:span text:style-name="T27">VALIDER</text:span><text:s text:c="35"/><text:span text:style-name="T28">ACCEUIL</text:span><text:s text:c="3"/><text:line-break/><text:line-break/><text:s text:c="26"/><text:line-break/><text:s text:c="80"/>RIB<text:s/>-<text:s/><text:span text:style-name="T29">VALIDER</text:span><text:line-break/><text:line-break/><text:s text:c="25"/><text:line-break/><text:s text:c="78"/>VOL -<text:s/><text:span text:style-name="T30">VALIDER</text:span><text:line-break/><text:line-break/><text:s text:c="79"/><text:line-break/><text:s text:c="74"/>VENTE<text:s/>-<text:s/><text:span text:style-name="T31">VALIDER</text:span><text:line-break/><text:line-break/><text:line-break/><text:s text:c="80"/><text:span text:style-name="T32">ACCEUIL</text:span><text:line-break/><text:line-break/><text:line-break/><text:s text:c="55"/><text:span text:style-name="T33">NOTIFICATION VOIR SA RESERVATION</text:span><text:line-break/><text:line-break/><text:line-break/><text:s text:c="53"/><text:span text:style-name="T34">RESERVATIONS ACCEPTER RESERVATION</text:span><text:line-break/><text:line-break/><text:line-break/><text:s text:c="73"/><text:s text:c="4"/><text:s text:c="3"/><text:span text:style-name="T35">ACCEUIL</text:span><text:line-break/></text:p>
      <text:soft-page-break/>
      <text:p text:style-name="Normal"><draw:connector draw:type="line" svg:x1="4.69306in" svg:y1="0.79722in" svg:x2="4.70347in" svg:y2="1.09931in" draw:z-index="251689984" draw:id="id19" draw:style-name="a39" draw:name="Connecteur droit avec flèche 33" text:anchor-type="paragraph"><svg:title/><svg:desc/></draw:connector><draw:connector draw:type="line" svg:x1="0.65139in" svg:y1="0.79722in" svg:x2="0.65139in" svg:y2="1.13056in" draw:z-index="251680768" draw:id="id20" draw:style-name="a41" draw:name="Connecteur droit avec flèche 24" text:anchor-type="paragraph"><svg:title/><svg:desc/></draw:connector><draw:connector draw:type="line" svg:x1="3.38056in" svg:y1="0.17222in" svg:x2="4.20347in" svg:y2="0.57847in" draw:z-index="251679744" draw:id="id21" draw:style-name="a43" draw:name="Connecteur droit avec flèche 23" text:anchor-type="paragraph"><svg:title/><svg:desc/></draw:connector><draw:connector draw:type="line" svg:x1="2.71389in" svg:y1="0.18264in" svg:x2="1.69306in" svg:y2="0.56806in" draw:z-index="251678720" draw:id="id22" draw:style-name="a45" draw:name="Connecteur droit avec flèche 22" text:anchor-type="paragraph"><svg:title/><svg:desc/></draw:connector><text:s text:c="77"/>ACHETEUR<text:s/><text:span text:style-name="T36"><text:line-break/></text:span><text:span text:style-name="T37"><text:line-break/></text:span><text:line-break/><text:span text:style-name="T38">CONSULTER LES ANNONCES</text:span><text:s text:c="68"/><text:span text:style-name="T39">CREER UNE ANNONCE</text:span></text:p>
      <text:p text:style-name="Normal"><draw:connector draw:type="line" svg:x1="4.70347in" svg:y1="0.38611in" svg:x2="4.70347in" svg:y2="0.72986in" draw:z-index="251691008" draw:id="id23" draw:style-name="a47" draw:name="Connecteur droit avec flèche 34" text:anchor-type="paragraph"><svg:title/><svg:desc/></draw:connector><draw:connector draw:type="line" svg:x1="0.65139in" svg:y1="0.37569in" svg:x2="0.64097in" svg:y2="0.64653in" draw:z-index="251681792" draw:id="id24" draw:style-name="a49" draw:name="Connecteur droit avec flèche 25" text:anchor-type="paragraph"><svg:title/><svg:desc/></draw:connector><text:line-break/>ANNONCE -<text:s/><text:span text:style-name="T40">DETAILS</text:span><text:s text:c="76"/>IDENTIFICATION-<text:span text:style-name="T41">VALIDER</text:span><text:line-break/></text:p>
      <text:p text:style-name="Normal"><draw:connector draw:type="line" svg:x1="4.45347in" svg:y1="0.16181in" svg:x2="4.46389in" svg:y2="0.48472in" draw:z-index="251692032" draw:id="id25" draw:style-name="a51" draw:name="Connecteur droit avec flèche 35" text:anchor-type="paragraph"><svg:title/><svg:desc/></draw:connector><draw:connector draw:type="line" svg:x1="0.62014in" svg:y1="0.19306in" svg:x2="0.63056in" svg:y2="0.55764in" draw:z-index="251682816" draw:id="id26" draw:style-name="a53" draw:name="Connecteur droit avec flèche 26" text:anchor-type="paragraph"><svg:title/><svg:desc/></draw:connector>DETAILS -<text:s/><text:span text:style-name="T42">ACHETER</text:span><text:s text:c="77"/>JE RECHERCHE-<text:s/><text:span text:style-name="T43">POSTER ANNONCE</text:span><text:line-break/></text:p>
      <text:p text:style-name="Normal"><draw:connector draw:type="line" svg:x1="4.49514in" svg:y1="0.19792in" svg:x2="4.50556in" svg:y2="0.51042in" draw:z-index="251693056" draw:id="id27" draw:style-name="a55" draw:name="Connecteur droit avec flèche 36" text:anchor-type="paragraph"><svg:title/><svg:desc/></draw:connector><draw:connector draw:type="line" svg:x1="0.63056in" svg:y1="0.16667in" svg:x2="0.64097in" svg:y2="0.54167in" draw:z-index="251683840" draw:id="id28" draw:style-name="a57" draw:name="Connecteur droit avec flèche 27" text:anchor-type="paragraph"><svg:title/><svg:desc/></draw:connector>RESERVATION –<text:s/><text:span text:style-name="T44">VALIDER</text:span><text:s text:c="77"/><text:span text:style-name="T45">ACCEUIL</text:span><text:line-break/></text:p>
      <text:p text:style-name="Normal"><draw:connector draw:type="line" svg:x1="4.48472in" svg:y1="0.19236in" svg:x2="4.48472in" svg:y2="0.56736in" draw:z-index="251694080" draw:id="id29" draw:style-name="a59" draw:name="Connecteur droit avec flèche 37" text:anchor-type="paragraph"><svg:title/><svg:desc/></draw:connector><draw:connector draw:type="line" svg:x1="0.65139in" svg:y1="0.17153in" svg:x2="0.64097in" svg:y2="0.54653in" draw:z-index="251684864" draw:id="id30" draw:style-name="a61" draw:name="Connecteur droit avec flèche 28" text:anchor-type="paragraph"><svg:title/><svg:desc/></draw:connector>IDENTIFICATION<text:s/>–<text:s/>VALIDER<text:s text:c="71"/><text:span text:style-name="T46">MESSAGE</text:span><text:s text:c="2"/><text:line-break/></text:p>
      <text:p text:style-name="Normal"><draw:connector draw:type="line" svg:x1="0.65139in" svg:y1="0.18611in" svg:x2="0.65139in" svg:y2="0.52986in" draw:z-index="251685888" draw:id="id31" draw:style-name="a63" draw:name="Connecteur droit avec flèche 29" text:anchor-type="paragraph"><svg:title/><svg:desc/></draw:connector>PIECE D IDENTITE -<text:s/><text:span text:style-name="T47">PRENDRE PHOTO</text:span><text:s text:c="48"/>MESSAGERIE<text:s/>-<text:s/><text:span text:style-name="T48">ACCEUIL</text:span><text:line-break/></text:p>
      <text:p text:style-name="Normal"><draw:connector draw:type="line" svg:x1="0.66181in" svg:y1="0.18056in" svg:x2="0.66181in" svg:y2="0.54514in" draw:z-index="251686912" draw:id="id32" draw:style-name="a65" draw:name="Connecteur droit avec flèche 30" text:anchor-type="paragraph"><svg:title/><svg:desc/></draw:connector>PIECE D IDENTITE –<text:s/><text:span text:style-name="T49">VALIDER</text:span><text:line-break/></text:p>
      <text:p text:style-name="Normal"><draw:connector draw:type="line" svg:x1="0.31806in" svg:y1="0.80972in" svg:x2="0.31806in" svg:y2="1.20556in" draw:z-index="251688960" draw:id="id33" draw:style-name="a67" draw:name="Connecteur droit avec flèche 32" text:anchor-type="paragraph"><svg:title/><svg:desc/></draw:connector><draw:connector draw:type="line" svg:x1="0.66181in" svg:y1="0.15347in" svg:x2="0.66181in" svg:y2="0.57014in" draw:z-index="251687936" draw:id="id34" draw:style-name="a69" draw:name="Connecteur droit avec flèche 31" text:anchor-type="paragraph"><svg:title/><svg:desc/></draw:connector>PAIEMENT –<text:s/><text:span text:style-name="T50">VALIDER LE PAIEMENT</text:span><text:line-break/><text:line-break/><text:line-break/><text:span text:style-name="T51">CONTACTER BALOO</text:span></text:p>
      <text:p text:style-name="Normal"/>
      <text:p text:style-name="Normal"><text:span text:style-name="T52">ACCEUIL</text:span><text:line-break/><text:line-break/><text:line-break/><text:span text:style-name="T53"><text:line-break/></text:span><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38" svg:viewBox="0 0 20 30" svg:d="m10 0-10 30h20z"/>
    <draw:marker draw:name="a20" svg:viewBox="0 0 20 30" svg:d="m10 0-10 30h20z"/>
    <draw:marker draw:name="a22" svg:viewBox="0 0 20 30" svg:d="m10 0-10 30h20z"/>
    <draw:marker draw:name="a60" svg:viewBox="0 0 20 30" svg:d="m10 0-10 30h20z"/>
    <draw:marker draw:name="a24" svg:viewBox="0 0 20 30" svg:d="m10 0-10 30h20z"/>
    <draw:marker draw:name="a62" svg:viewBox="0 0 20 30" svg:d="m10 0-10 30h20z"/>
    <draw:marker draw:name="a26" svg:viewBox="0 0 20 30" svg:d="m10 0-10 30h20z"/>
    <draw:marker draw:name="a64" svg:viewBox="0 0 20 30" svg:d="m10 0-10 30h20z"/>
    <draw:marker draw:name="a28" svg:viewBox="0 0 20 30" svg:d="m10 0-10 30h20z"/>
    <draw:marker draw:name="a66" svg:viewBox="0 0 20 30" svg:d="m10 0-10 30h20z"/>
    <draw:marker draw:name="a10" svg:viewBox="0 0 20 30" svg:d="m10 0-10 30h20z"/>
    <draw:marker draw:name="a68" svg:viewBox="0 0 20 30" svg:d="m10 0-10 30h20z"/>
    <draw:marker draw:name="a12" svg:viewBox="0 0 20 30" svg:d="m10 0-10 30h20z"/>
    <draw:marker draw:name="a50" svg:viewBox="0 0 20 30" svg:d="m10 0-10 30h20z"/>
    <draw:marker draw:name="a14" svg:viewBox="0 0 20 30" svg:d="m10 0-10 30h20z"/>
    <draw:marker draw:name="a52" svg:viewBox="0 0 20 30" svg:d="m10 0-10 30h20z"/>
    <draw:marker draw:name="a16" svg:viewBox="0 0 20 30" svg:d="m10 0-10 30h20z"/>
    <draw:marker draw:name="a54" svg:viewBox="0 0 20 30" svg:d="m10 0-10 30h20z"/>
    <draw:marker draw:name="a18" svg:viewBox="0 0 20 30" svg:d="m10 0-10 30h20z"/>
    <draw:marker draw:name="a56" svg:viewBox="0 0 20 30" svg:d="m10 0-10 30h20z"/>
    <draw:marker draw:name="a0" svg:viewBox="0 0 20 30" svg:d="m10 0-10 30h20z"/>
    <draw:marker draw:name="a58" svg:viewBox="0 0 20 30" svg:d="m10 0-10 30h20z"/>
    <draw:marker draw:name="a2" svg:viewBox="0 0 20 30" svg:d="m10 0-10 30h20z"/>
    <draw:marker draw:name="a40" svg:viewBox="0 0 20 30" svg:d="m10 0-10 30h20z"/>
    <draw:marker draw:name="a4" svg:viewBox="0 0 20 30" svg:d="m10 0-10 30h20z"/>
    <draw:marker draw:name="a42" svg:viewBox="0 0 20 30" svg:d="m10 0-10 30h20z"/>
    <draw:marker draw:name="a6" svg:viewBox="0 0 20 30" svg:d="m10 0-10 30h20z"/>
    <draw:marker draw:name="a44" svg:viewBox="0 0 20 30" svg:d="m10 0-10 30h20z"/>
    <draw:marker draw:name="a8" svg:viewBox="0 0 20 30" svg:d="m10 0-10 30h20z"/>
    <draw:marker draw:name="a46" svg:viewBox="0 0 20 30" svg:d="m10 0-10 30h20z"/>
    <draw:marker draw:name="a48" svg:viewBox="0 0 20 30" svg:d="m10 0-10 30h20z"/>
    <draw:marker draw:name="a30" svg:viewBox="0 0 20 30" svg:d="m10 0-10 30h20z"/>
    <draw:marker draw:name="a32" svg:viewBox="0 0 20 30" svg:d="m10 0-10 30h20z"/>
    <draw:marker draw:name="a34" svg:viewBox="0 0 20 30" svg:d="m10 0-10 30h20z"/>
    <draw:marker draw:name="a36" svg:viewBox="0 0 20 30" svg:d="m10 0-10 30h20z"/>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volenta Randriantahina</meta:initial-creator>
    <dc:creator>Iavolenta RANDRIANATAHIANA</dc:creator>
    <meta:creation-date>2020-04-01T13:04:00Z</meta:creation-date>
    <dc:date>2020-05-23T21:14:00Z</dc:date>
    <meta:template xlink:href="Normal" xlink:type="simple"/>
    <meta:editing-cycles>5</meta:editing-cycles>
    <meta:editing-duration>PT0S</meta:editing-duration>
    <meta:document-statistic meta:page-count="3" meta:paragraph-count="10" meta:word-count="795" meta:character-count="5158" meta:row-count="36" meta:non-whitespace-character-count="4373"/>
  </office:meta>
</office:document-meta>
</file>